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2"/>
    <style:style style:name="P70" style:family="paragraph" style:parent-style-name="Standard" style:list-style-name="L6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5.1</text:p>
      <text:list xml:id="list2797053240095593839" text:style-name="L62">
        <text:list-item>
          <text:p text:style-name="P69">Added additional references to the North American Excel Spreadsheet report in the new section of the final report that bangs on about the start-of-exposure timing convention.<text:line-break/></text:p>
        </text:list-item>
      </text:list>
      <text:p text:style-name="Standard">version 3.5.0</text:p>
      <text:list xml:id="list5247273060646932387" text:style-name="L1">
        <text:list-item>
          <text:p text:style-name="P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NEW: when 'trims' have been placed, a 'write csv' process will honor those values and produce a 'trimmed' output file.<text:line-break/></text:p>
        </text:list-item>
        <text:list-item>
          <text:p text:style-name="P9">NEW: when a light curve has been 'normalized', the changed values are written to the data table where, once again, a 'write csv' process will capture the results.<text:line-break/></text:p>
        </text:list-item>
        <text:list-item>
          <text:p text:style-name="P9">Added additional reminders that the start-of-exposure timestamp/timing convention is employed.</text:p>
        </text:list-item>
      </text:list>
      <text:p text:style-name="Standard"/>
      <text:p text:style-name="Standard">version 3.4.9</text:p>
      <text:list xml:id="list6213925755408294264" text:style-name="L2">
        <text:list-item>
          <text:p text:style-name="P10">Added some explanatory language to the “Excel report” section regarding the proper interpretation of the 'false positive probability' number.<text:line-break/></text:p>
        </text:list-item>
      </text:list>
      <text:p text:style-name="Standard">version 3.4.8</text:p>
      <text:list xml:id="list5179647353429282616" text:style-name="L3">
        <text:list-item>
          <text:p text:style-name="P11">This version deals more realistically with high magDrop lightcurves by defining a 'limiting magDrop' as: <text:line-break/><text:line-break/><text:tab/>limMagDrop = 2.5 * log10( B / std(A) ) <text:line-break/><text:line-break/><text:tab/>std(A) is the noise level of A.</text:p>
          <text:p text:style-name="P1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text:soft-page-break/>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62881179817146059" text:style-name="L4">
        <text:list-item>
          <text:p text:style-name="P12">Automatically loads the correct version of Adv2<text:line-break/></text:p>
        </text:list-item>
      </text:list>
      <text:p text:style-name="Standard">version 3.4.6</text:p>
      <text:list xml:id="list8244927414835292137" text:style-name="L5">
        <text:list-item>
          <text:p text:style-name="P13">Adds AAV Version 2 file as a type that can be read (important when Do OCR check is enabled)</text:p>
        </text:list-item>
      </text:list>
      <text:p text:style-name="Standard"/>
      <text:p text:style-name="Standard">version 3.4.5</text:p>
      <text:list xml:id="list6414762987307448765" text:style-name="L6">
        <text:list-item>
          <text:p text:style-name="P14">Fixes block integration which was failing when more than 4 lightcurves were being processed.<text:line-break/></text:p>
        </text:list-item>
        <text:list-item>
          <text:p text:style-name="P14">Made use diff and Do OCR checkboxes sticky.<text:line-break/></text:p>
        </text:list-item>
      </text:list>
      <text:p text:style-name="Standard">version 3.4.4</text:p>
      <text:list xml:id="list1353504113431911102" text:style-name="L7">
        <text:list-item>
          <text:p text:style-name="P1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338136551393830701" text:style-name="L8">
        <text:list-item>
          <text:p text:style-name="P1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199787672188418322" text:style-name="L9">
        <text:list-item>
          <text:p text:style-name="P1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text:soft-page-break/>version 3.4.1</text:p>
      <text:list xml:id="list962860015529660140" text:style-name="L10">
        <text:list-item>
          <text:p text:style-name="P1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965022035462928229" text:style-name="L11">
        <text:list-item>
          <text:p text:style-name="P1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016053508455450036" text:style-name="L12">
        <text:list-item>
          <text:p text:style-name="P20">Automatically installs cv2 if not already present. <text:s/>This package is needed for the new frame view feature.<text:line-break/></text:p>
        </text:list-item>
      </text:list>
      <text:p text:style-name="Standard">version 3.3.8</text:p>
      <text:list xml:id="list575337050041436325" text:style-name="L13">
        <text:list-item>
          <text:p text:style-name="P2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244087046143668463" text:style-name="L14">
        <text:list-item>
          <text:p text:style-name="P22">A new button (View frame) with an associated spinner for entry of a frame number has been added:</text:p>
          <text:p text:style-name="P22"/>
        </text:list-item>
      </text:list>
      <text:p text:style-name="P6">Use this button to view a frame from the video that was used by PyMovie or Limovie to <text:soft-page-break/>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087224129282357899" text:style-name="L15">
        <text:list-item>
          <text:p text:style-name="P2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566473069616292631" text:style-name="L16">
        <text:list-item>
          <text:p text:style-name="P2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340885696251177246" text:style-name="L17">
        <text:list-item>
          <text:p text:style-name="P25">Adds a false-positive probability calculation and printout in the final report. <text:s/>This number is the fraction of 'false drops' found during the 50,000 tests that are greater than or equal to the drop value extracted from the actual observation.<text:line-break/><text:soft-page-break/></text:p>
        </text:list-item>
      </text:list>
      <text:p text:style-name="Standard">version 3.3.1:</text:p>
      <text:list xml:id="list6162958561175318945" text:style-name="L18">
        <text:list-item>
          <text:p text:style-name="P2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989523456285667842" text:style-name="L19">
        <text:list-item>
          <text:p text:style-name="P27">Changed main plot so that the scroll wheel only zooms the x axis.</text:p>
        </text:list-item>
        <text:list-item>
          <text:p text:style-name="P27">Changed lightcurve plot so that it conforms properly to 'start-of-exposure'.<text:line-break/></text:p>
        </text:list-item>
      </text:list>
      <text:p text:style-name="Standard">version 3.2.8</text:p>
      <text:list xml:id="list2956601315665684992" text:style-name="L20">
        <text:list-item>
          <text:p text:style-name="P28">Changed font size in help files --- it was fine for Mac but too big for Win10<text:line-break/></text:p>
        </text:list-item>
      </text:list>
      <text:p text:style-name="Standard">version 3.2.7</text:p>
      <text:list xml:id="list4291504217857897153" text:style-name="L21">
        <text:list-item>
          <text:p text:style-name="P2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367114338562654522" text:style-name="L22">
        <text:list-item>
          <text:p text:style-name="P30">This is a 'cosmetic' release --- there should be NO detectable differences from version 3.2.5 in terms of functionality.</text:p>
        </text:list-item>
        <text:list-item>
          <text:p text:style-name="P30">All python files were brought into compliance with PEP 8 coding standards. <text:s/>Only I care about that.</text:p>
        </text:list-item>
        <text:list-item>
          <text:p text:style-name="P3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0">All this 'cosmetic' work is in preparation for working on PyOTE issues again.<text:line-break/> </text:p>
        </text:list-item>
      </text:list>
      <text:p text:style-name="Standard">version 3.2.5</text:p>
      <text:list xml:id="list4893393627247058057" text:style-name="L23">
        <text:list-item>
          <text:p text:style-name="P3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406568374525496559" text:style-name="L24">
        <text:list-item>
          <text:p text:style-name="P32">Modified the test for newer version to accommodate the different strings returned by pip 18.1 and pip 19.0+</text:p>
        </text:list-item>
        <text:list-item>
          <text:p text:style-name="P32"><text:soft-page-break/>Added ability to invoke PyOTE from PyMovie with an externally supplied csv file that is automatically opened.<text:line-break/></text:p>
        </text:list-item>
      </text:list>
      <text:p text:style-name="Standard">version 3.2.3</text:p>
      <text:list xml:id="list1750276498698678115" text:style-name="L25">
        <text:list-item>
          <text:p text:style-name="P3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3">Added support for the PyMovie csv format<text:line-break/></text:p>
        </text:list-item>
      </text:list>
      <text:p text:style-name="Standard">version 3.2.1</text:p>
      <text:list xml:id="list7085193231798785398" text:style-name="L26">
        <text:list-item>
          <text:p text:style-name="P3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988916502616266125" text:style-name="L27">
        <text:list-item>
          <text:p text:style-name="P35">Changed GUI to better align text on min max edit boxes to avoid confusion.<text:line-break/></text:p>
        </text:list-item>
      </text:list>
      <text:p text:style-name="Standard">version 3.1.9</text:p>
      <text:list xml:id="list5394699484567721703" text:style-name="L28">
        <text:list-item>
          <text:p text:style-name="P36">Fixed a bug in the test for a min/max solution search being constrained by a too large min value.<text:line-break/></text:p>
        </text:list-item>
      </text:list>
      <text:p text:style-name="Standard">version 3.1.8</text:p>
      <text:list xml:id="list6077454403743277803" text:style-name="L29">
        <text:list-item>
          <text:p text:style-name="P37">version 3.1.7 was released without an updated version history. <text:s/>Here is what was changed in 3.1.7:<text:line-break/></text:p>
        </text:list-item>
        <text:list-item>
          <text:p text:style-name="P3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527829071987870241" text:style-name="L30">
        <text:list-item>
          <text:p text:style-name="P38"><text:soft-page-break/>Values entered in the Manual Timestamp Entry dialog box are now 'sticky', thus making corrections easy to do without requiring re-entry of all data. </text:p>
          <text:p text:style-name="P38"><text:line-break/>Also trapped is the case where a user has entered a custom frame time but failed to click the radio button indicating that it is to be used.<text:line-break/></text:p>
        </text:list-item>
      </text:list>
      <text:p text:style-name="Standard">version 3.1.5:</text:p>
      <text:list xml:id="list7644313424794869581" text:style-name="L31">
        <text:list-item>
          <text:p text:style-name="P3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672457240524484376" text:style-name="L32">
        <text:list-item>
          <text:p text:style-name="P40">Fixed error in new dropped reading detection logic when light curve was processed in field mode.<text:line-break/></text:p>
        </text:list-item>
        <text:list-item>
          <text:p text:style-name="P40">Cleaned up some language in tooltips.<text:line-break/></text:p>
        </text:list-item>
      </text:list>
      <text:p text:style-name="Standard">version 3.1.3:</text:p>
      <text:list xml:id="list566286637013145943" text:style-name="L33">
        <text:list-item>
          <text:p text:style-name="P4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1">Eliminated the 'entry num' column in the data matrix at the lower left of the GUI. The 'entry num' is unused and a possible source of confusion with the frame or field number for the unwary.<text:line-break/></text:p>
        </text:list-item>
        <text:list-item>
          <text:p text:style-name="P4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18931680567057509" text:style-name="L34">
        <text:list-item>
          <text:p text:style-name="P4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text:soft-page-break/>version 3.1.1:</text:p>
      <text:list xml:id="list3222187152030156641" text:style-name="L35">
        <text:list-item>
          <text:p text:style-name="P4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018947292657230959" text:style-name="L36">
        <text:list-item>
          <text:p text:style-name="P4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871923230237227805" text:style-name="L37">
        <text:list-item>
          <text:p text:style-name="P4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67892705437373440" text:style-name="L38">
        <text:list-item>
          <text:p text:style-name="P4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882452336870392643" text:style-name="L39">
        <text:list-item>
          <text:p text:style-name="P4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727545438314512533" text:style-name="L40">
        <text:list-item>
          <text:p text:style-name="P48">We now disable the Accept integration button on the first left click in the light curve. <text:s/>As such a click removes the color bars that result from the automatic <text:soft-page-break/>block integration analysis, it seems intuitive to disable the Accept integration button at that time as well.<text:line-break/></text:p>
        </text:list-item>
      </text:list>
      <text:p text:style-name="Standard">version 2.1.5:</text:p>
      <text:list xml:id="list2690740170187551565" text:style-name="L41">
        <text:list-item>
          <text:p text:style-name="P49">Disable the Accept integration button when user overrides an automatic block analysis with a manual block selection followed by a click on the Block integrate button.<text:line-break/></text:p>
        </text:list-item>
      </text:list>
      <text:p text:style-name="Standard">version 2.1.4:</text:p>
      <text:list xml:id="list2782320072656080210" text:style-name="L42">
        <text:list-item>
          <text:p text:style-name="P50">Corrected a bug that kept manual selection of block integration from being performed after a refusal to accept the automatic block analysis results.<text:line-break/></text:p>
        </text:list-item>
      </text:list>
      <text:p text:style-name="Standard">version 2.1.3:</text:p>
      <text:list xml:id="list4270904152701120956" text:style-name="L43">
        <text:list-item>
          <text:p text:style-name="P5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79095467556441313" text:style-name="L44">
        <text:list-item>
          <text:p text:style-name="P5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545576746958468012" text:style-name="L45">
        <text:list-item>
          <text:p text:style-name="P53">Added progress bar tracking of block integration analysis because it can take an extended amount of time to complete the analysis when the light curve has many points.<text:line-break/></text:p>
        </text:list-item>
      </text:list>
      <text:p text:style-name="Standard">version 2.1.0</text:p>
      <text:list xml:id="list629954302279035687" text:style-name="L46">
        <text:list-item>
          <text:p text:style-name="P5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429325431687728710" text:style-name="L47">
        <text:list-item>
          <text:p text:style-name="P55">Made the selection of Tooltip display 'sticky'</text:p>
        </text:list-item>
        <text:list-item>
          <text:p text:style-name="P55">Duration calculation when D and R span midnight now handled correctly</text:p>
        </text:list-item>
      </text:list>
      <text:p text:style-name="Standard"/>
      <text:p text:style-name="Standard">version 2.0.8</text:p>
      <text:list xml:id="list5339126633089363865" text:style-name="L48">
        <text:list-item>
          <text:p text:style-name="P56">toolTips changed to invoke and display in a custom dialog box that can be moved and resized to better accommodate legacy displays</text:p>
        </text:list-item>
        <text:list-item>
          <text:p text:style-name="P56">Calc flash timing calculation fixed to properly deal with the non-integer frame numbers that can result from field processed csv files</text:p>
        </text:list-item>
        <text:list-item>
          <text:p text:style-name="P56">Flash timing has been verified to work with integrated light curves</text:p>
        </text:list-item>
        <text:list-item>
          <text:p text:style-name="P56">Made block integration 'sticky' in that a 'Start over' no longer undoes a previous block integration. As a result, once block integration has been performed after a <text:soft-page-break/>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078776680943041995" text:style-name="L49">
        <text:list-item>
          <text:p text:style-name="P57">Adds a button to calculate the edge position of an LED timing flash.</text:p>
        </text:list-item>
        <text:list-item>
          <text:p text:style-name="P5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7">Adds a checkbox to force manual entry of timestamp info. <text:s/>This is useful when OCR on a VTI timed light curve has catastrophic errors. <text:s/>It is always employed when using LED flash timing.</text:p>
        </text:list-item>
      </text:list>
      <text:list xml:id="list563304763953522669" text:style-name="L50">
        <text:list-item>
          <text:p text:style-name="P5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466205047719900829" text:style-name="L51">
        <text:list-item>
          <text:p text:style-name="P5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308695250680243541" text:style-name="L52">
        <text:list-item>
          <text:p text:style-name="P60">files generated by pyote now contain PYOTE in the filename.<text:line-break/></text:p>
        </text:list-item>
        <text:list-item>
          <text:p text:style-name="P6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24317937019885073" text:style-name="L53">
        <text:list-item>
          <text:p text:style-name="P6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972652775686910653" text:style-name="L54">
        <text:list-item>
          <text:p text:style-name="P62">detects and handles situations in which fewer than 14 baseline points are available for calculation of correlated noise coefficients. <text:s/>When fewer than 14 points are available, the correlation coefficients are set to: [1, 0, …] (i.e., <text:soft-page-break/>coefficients are set to 'no correlated noise')</text:p>
        </text:list-item>
      </text:list>
      <text:p text:style-name="Standard"/>
      <text:p text:style-name="Standard">version 2.0.2</text:p>
      <text:list xml:id="list413961984837986275" text:style-name="L55">
        <text:list-item>
          <text:p text:style-name="P6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870595776326517903" text:style-name="L56">
        <text:list-item>
          <text:p text:style-name="P64">improved handling of D and R region selection so that one cannot enter an invalid configuration --- automatic corrections/changes are applied.<text:line-break/></text:p>
        </text:list-item>
        <text:list-item>
          <text:p text:style-name="P6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153956462379866994" text:style-name="L57">
        <text:list-item>
          <text:p text:style-name="P6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100723955693280148" text:style-name="L58">
        <text:list-item>
          <text:p text:style-name="P6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9208480570878384093" text:style-name="L59">
        <text:list-item>
          <text:p text:style-name="P6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992870376527444841" text:style-name="L60">
        <text:list-item>
          <text:p text:style-name="P6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587068559347853189" text:style-name="L61">
        <text:list-item>
          <text:p text:style-name="P7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5-04T10:43:43</dc:date>
    <meta:editing-cycles>91</meta:editing-cycles>
    <meta:editing-duration>PT21H1M33S</meta:editing-duration>
    <meta:document-statistic meta:table-count="0" meta:image-count="2" meta:object-count="0" meta:page-count="13" meta:paragraph-count="181" meta:word-count="5284" meta:character-count="30799"/>
    <meta:template xlink:type="simple" xlink:actuate="onRequest" xlink:title="" xlink:href="Normal"/>
  </office:meta>
</office:document-meta>
</file>